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77f" officeooo:paragraph-rsid="0001e77f"/>
    </style:style>
    <style:style style:name="P2" style:family="paragraph" style:parent-style-name="Standard">
      <style:text-properties officeooo:rsid="0006a71b" officeooo:paragraph-rsid="0001e77f"/>
    </style:style>
    <style:style style:name="P3" style:family="paragraph" style:parent-style-name="Standard">
      <style:text-properties officeooo:rsid="00030e18" officeooo:paragraph-rsid="00030e18"/>
    </style:style>
    <style:style style:name="T1" style:family="text">
      <style:text-properties officeooo:rsid="0001e77f"/>
    </style:style>
    <style:style style:name="T2" style:family="text">
      <style:text-properties officeooo:rsid="00030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</text:p>
      <text:p text:style-name="P1"/>
      <text:p text:style-name="P2">step 1: Create an account in AWS Cloud </text:p>
      <text:p text:style-name="P2">step 2: Go to <text:span text:style-name="T1">IAM</text:span> services from services of AWS</text:p>
      <text:p text:style-name="P1">step 3: Go to <text:s/>users section and add user to it. </text:p>
      <text:p text:style-name="P1">Step 4: Write thcredintials for user(name password)</text:p>
      <text:p text:style-name="P1">Step 5: Set permissions boundary:</text:p>
      <text:p text:style-name="P1"><text:tab/><text:span text:style-name="T2">gove two permission 1) for AWS EC2 Full access and 2) for AWS Lambda </text:span></text:p>
      <text:p text:style-name="P3">step 6: next to give key and value</text:p>
      <text:p text:style-name="P3">step 7: create the user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23:46:38.280315491</meta:creation-date>
    <dc:date>2022-08-20T00:00:39.736750156</dc:date>
    <meta:editing-duration>PT3M51S</meta:editing-duration>
    <meta:editing-cycles>1</meta:editing-cycles>
    <meta:document-statistic meta:table-count="0" meta:image-count="0" meta:object-count="0" meta:page-count="1" meta:paragraph-count="9" meta:word-count="69" meta:character-count="349" meta:non-whitespace-character-count="284"/>
    <meta:generator>LibreOffice/7.2.6.2$Linux_X86_64 LibreOffice_project/20$Build-2</meta:generator>
  </office:meta>
</office:document-meta>
</file>